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Éclairage directionnel commandable par secteur – compact</text:p>
      <text:p text:style-name="Standard"/>
      <text:p text:style-name="Standard">Dans le cadre des développements au LPM sur le contrôle d'aspect<text:note text:id="ftn0" text:note-class="footnote"><text:note-citation>1</text:note-citation><text:note-body><text:p text:style-name="Footnote">Contrôle de la qualité esthétique d'une pièce. Ces développements ont majoritairement été réalisé dans le cadre de l'horlogerie.</text:p></text:note-body></text:note>, un éclairage directionnel compact a été développé. La fonction de ce système est de mettre en évidence certaines anomalies (rayures, enfoncement de la matière) présentes sur les surfaces à contrôler<text:note text:id="ftn1" text:note-class="footnote"><text:note-citation>2</text:note-citation><text:note-body><text:p text:style-name="Footnote">Afin de reproduire l'effet que tout un chacun tente de reproduire en orientant sa montre face à la fenêtre pour voir les <text:s/>rayures.</text:p></text:note-body></text:note>.</text:p>
      <text:p text:style-name="Standard"/>
      <text:p text:style-name="Standard">Ce système devait remplir les fonctions principales suivantes :</text:p>
      <text:list xml:id="list4227440370039667429" text:style-name="L1">
        <text:list-item>
          <text:p text:style-name="P1">éclairer une scène de dimension d'ordre de grandeur 50mm x 50mm selon un nombre de secteurs définis</text:p>
        </text:list-item>
        <text:list-item>
          <text:p text:style-name="P1">contrôler l'intensité lumineuse de chaque secteur indépendamment</text:p>
        </text:list-item>
        <text:list-item>
          <text:p text:style-name="P1">chaque secteur devant pouvoir fournir une intensité lumineuse comprise entre 0 et 100 lumens</text:p>
        </text:list-item>
        <text:list-item>
          <text:p text:style-name="P1">maîtriser précisément l'orientation des rayons lumineux par rapport au centre de la scène</text:p>
        </text:list-item>
      </text:list>
      <text:p text:style-name="Standard"/>
      <text:p text:style-name="Standard">Ce système devait résoudre deux problèmes : le contrôle des secteurs lumineux d'un point de vue électronique/software et la mise en place mécanique permettant de contrôler la position des sources lumineuses.</text:p>
      <text:p text:style-name="Standard"/>
      <text:p text:style-name="Standard">Un prototype de solution est présenté ci-dessous :</text:p>
      <text:p text:style-name="Standard"/>
      <text:p text:style-name="Standard">La partie mécanique se compose de deux anneaux (ici réalisé en stéréolithographie) incluant autant de lamages que de secteur à intégrer. L'orientation de la surface intérieure permet de contrôler l'orientation par rapport à la surface.</text:p>
      <text:p text:style-name="Standard"/>
      <text:p text:style-name="Standard">Chaque secteur était composé d'un module 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5-01-13T15:51:54.28</meta:creation-date>
    <dc:date>2015-01-13T16:31:08.36</dc:date>
    <dc:creator>Jérémy Zogg</dc:creator>
    <meta:editing-duration>PT38M11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1" meta:paragraph-count="13" meta:word-count="238" meta:character-count="1529"/>
  </office:meta>
</office:document-meta>
</file>